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fo:font-weight="bold" style:font-weight-asian="bold"/>
    </style:style>
    <style:style style:name="P3" style:parent-style-name="Titre" style:family="paragraph">
      <style:paragraph-properties fo:text-align="justify" fo:margin-top="0.0833in" fo:margin-bottom="0.0833in" fo:line-height="120%"/>
      <style:text-properties fo:font-size="36pt" style:font-size-asian="36pt"/>
    </style:style>
    <style:style style:name="P4" style:parent-style-name="Titre1" style:family="paragraph">
      <style:paragraph-properties fo:text-align="justify" fo:margin-top="0.0833in" fo:margin-bottom="0.0833in" fo:line-height="120%"/>
    </style:style>
    <style:style style:name="P5" style:parent-style-name="Standard" style:family="paragraph">
      <style:paragraph-properties fo:text-align="justify" fo:margin-top="0.0833in" fo:margin-bottom="0.0833in"/>
      <style:text-properties style:font-name="Calibri Light"/>
    </style:style>
    <style:style style:name="P6" style:parent-style-name="Standard" style:family="paragraph">
      <style:paragraph-properties fo:text-align="justify" fo:margin-top="0.0833in" fo:margin-bottom="0.0833in"/>
      <style:text-properties style:font-name="Calibri Light"/>
    </style:style>
    <style:style style:name="P7" style:parent-style-name="Standard" style:family="paragraph">
      <style:paragraph-properties fo:text-align="justify" fo:margin-top="0.0833in" fo:margin-bottom="0.0833in"/>
      <style:text-properties style:font-name="Calibri Light"/>
    </style:style>
    <style:style style:name="P8" style:parent-style-name="Standard" style:family="paragraph">
      <style:paragraph-properties fo:text-align="justify" fo:margin-top="0.0833in" fo:margin-bottom="0.0833in"/>
      <style:text-properties style:font-name="Calibri Light"/>
    </style:style>
    <style:style style:name="P9"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10"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11" style:parent-style-name="Titre1" style:family="paragraph">
      <style:paragraph-properties fo:text-align="justify" fo:margin-top="0.0833in" fo:margin-bottom="0.0833in" fo:line-height="120%"/>
    </style:style>
    <style:style style:name="P12" style:parent-style-name="Standard" style:family="paragraph">
      <style:paragraph-properties fo:text-align="justify" fo:margin-top="0.0833in" fo:margin-bottom="0.0833in"/>
      <style:text-properties style:font-name="Calibri Light"/>
    </style:style>
    <style:style style:name="P13" style:parent-style-name="Standard" style:family="paragraph">
      <style:paragraph-properties fo:text-align="justify" fo:margin-top="0.0833in" fo:margin-bottom="0.0833in"/>
      <style:text-properties style:font-name="Calibri Light"/>
    </style:style>
    <style:style style:name="P14" style:parent-style-name="Standard" style:family="paragraph">
      <style:paragraph-properties fo:text-align="justify" fo:margin-top="0.0833in" fo:margin-bottom="0.0833in"/>
      <style:text-properties style:font-name="Calibri Light"/>
    </style:style>
    <style:style style:name="P15" style:parent-style-name="Standard" style:family="paragraph">
      <style:paragraph-properties fo:text-align="justify" fo:margin-top="0.0833in" fo:margin-bottom="0.0833in"/>
      <style:text-properties style:font-name="Calibri Light"/>
    </style:style>
    <style:style style:name="P16" style:parent-style-name="Standard" style:family="paragraph">
      <style:paragraph-properties fo:text-align="justify" fo:margin-top="0.0833in" fo:margin-bottom="0.0833in">
        <style:tab-stops>
          <style:tab-stop style:type="left" style:position="1.0166in"/>
          <style:tab-stop style:type="left" style:position="1.2472in"/>
        </style:tab-stops>
      </style:paragraph-properties>
      <style:text-properties style:font-name="Calibri Light"/>
    </style:style>
    <style:style style:name="P17"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18" style:parent-style-name="Titre1" style:family="paragraph">
      <style:paragraph-properties fo:text-align="justify" fo:margin-top="0.0833in" fo:margin-bottom="0.0833in" fo:line-height="120%"/>
    </style:style>
    <style:style style:name="P19" style:parent-style-name="Standard" style:family="paragraph">
      <style:paragraph-properties fo:text-align="justify" fo:margin-top="0.0833in" fo:margin-bottom="0.0833in"/>
      <style:text-properties style:font-name="Calibri Light"/>
    </style:style>
    <style:style style:name="P20" style:parent-style-name="Standard" style:family="paragraph">
      <style:paragraph-properties fo:text-align="justify" fo:margin-top="0.0833in" fo:margin-bottom="0.0833in"/>
      <style:text-properties style:font-name="Calibri Light"/>
    </style:style>
    <style:style style:name="P21" style:parent-style-name="Standard" style:family="paragraph">
      <style:paragraph-properties fo:text-align="justify" fo:margin-top="0.0833in" fo:margin-bottom="0.0833in"/>
      <style:text-properties style:font-name="Calibri Light"/>
    </style:style>
    <style:style style:name="P22" style:parent-style-name="Standard" style:family="paragraph">
      <style:paragraph-properties fo:text-align="justify" fo:margin-top="0.0833in" fo:margin-bottom="0.0833in"/>
      <style:text-properties style:font-name="Calibri Light"/>
    </style:style>
    <style:style style:name="P23"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24"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25" style:parent-style-name="Standard" style:family="paragraph">
      <style:paragraph-properties fo:text-align="justify" fo:margin-top="0.0833in" fo:margin-bottom="0.0833in">
        <style:tab-stops>
          <style:tab-stop style:type="left" style:position="1.2472in"/>
        </style:tab-stops>
      </style:paragraph-properties>
      <style:text-properties style:font-name="Calibri Light"/>
    </style:style>
    <style:style style:name="P26" style:parent-style-name="Normal" style:family="paragraph">
      <style:paragraph-properties fo:break-before="page"/>
    </style:style>
    <style:style style:name="P27" style:parent-style-name="Titre" style:family="paragraph">
      <style:paragraph-properties fo:text-align="justify" fo:margin-top="0.0833in" fo:margin-bottom="0.0833in" fo:line-height="120%"/>
      <style:text-properties fo:font-size="36pt" style:font-size-asian="36pt"/>
    </style:style>
    <style:style style:name="P28" style:parent-style-name="Titre1" style:family="paragraph">
      <style:paragraph-properties fo:text-align="justify" fo:margin-top="0.0833in" fo:margin-bottom="0.0833in" fo:line-height="120%"/>
    </style:style>
    <style:style style:name="P29" style:parent-style-name="Standard" style:family="paragraph">
      <style:paragraph-properties fo:text-align="justify" fo:margin-top="0.0833in" fo:margin-bottom="0.0833in"/>
      <style:text-properties style:font-name="Calibri Light" fo:language="fr" fo:country="BE"/>
    </style:style>
    <style:style style:name="P30" style:parent-style-name="Standard" style:family="paragraph">
      <style:paragraph-properties fo:text-align="justify" fo:margin-top="0.0833in" fo:margin-bottom="0.0833in"/>
      <style:text-properties style:font-name="Calibri Light"/>
    </style:style>
    <style:style style:name="P31" style:parent-style-name="Standard" style:family="paragraph">
      <style:paragraph-properties fo:text-align="justify" fo:margin-top="0.0833in" fo:margin-bottom="0.0833in"/>
      <style:text-properties style:font-name="Calibri Light"/>
    </style:style>
    <style:style style:name="P32" style:parent-style-name="Standard" style:family="paragraph">
      <style:paragraph-properties fo:text-align="justify" fo:margin-top="0.0833in" fo:margin-bottom="0.0833in"/>
      <style:text-properties style:font-name="Calibri Light"/>
    </style:style>
    <style:style style:name="P33" style:parent-style-name="Standard" style:family="paragraph">
      <style:paragraph-properties fo:text-align="justify" fo:margin-top="0.0833in" fo:margin-bottom="0.0833in"/>
      <style:text-properties style:font-name="Calibri Light"/>
    </style:style>
    <style:style style:name="P34" style:parent-style-name="Standard" style:family="paragraph">
      <style:paragraph-properties fo:text-align="justify" fo:margin-top="0.0833in" fo:margin-bottom="0.0833in"/>
      <style:text-properties style:font-name="Calibri Light"/>
    </style:style>
    <style:style style:name="P35" style:parent-style-name="Standard" style:family="paragraph">
      <style:paragraph-properties fo:text-align="justify" fo:margin-top="0.0833in" fo:margin-bottom="0.0833in"/>
      <style:text-properties style:font-name="Calibri Light"/>
    </style:style>
    <style:style style:name="P36" style:parent-style-name="Standard" style:family="paragraph">
      <style:paragraph-properties fo:text-align="justify" fo:margin-top="0.0833in" fo:margin-bottom="0.0833in"/>
      <style:text-properties style:font-name="Calibri Light"/>
    </style:style>
    <style:style style:name="P37" style:parent-style-name="Standard" style:family="paragraph">
      <style:paragraph-properties fo:text-align="justify" fo:margin-top="0.0833in" fo:margin-bottom="0.0833in"/>
      <style:text-properties style:font-name="Calibri Light"/>
    </style:style>
    <style:style style:name="P38" style:parent-style-name="Standard" style:family="paragraph">
      <style:paragraph-properties fo:text-align="justify" fo:margin-top="0.0833in" fo:margin-bottom="0.0833in"/>
      <style:text-properties style:font-name="Calibri Light"/>
    </style:style>
    <style:style style:name="P39" style:parent-style-name="Standard" style:family="paragraph">
      <style:paragraph-properties fo:text-align="justify" fo:margin-top="0.0833in" fo:margin-bottom="0.0833in"/>
      <style:text-properties style:font-name="Calibri Light"/>
    </style:style>
    <style:style style:name="P40" style:parent-style-name="Titre1" style:family="paragraph">
      <style:paragraph-properties fo:text-align="justify" fo:margin-top="0.0833in" fo:margin-bottom="0.0833in" fo:line-height="120%"/>
    </style:style>
    <style:style style:name="P41" style:parent-style-name="Standard" style:family="paragraph">
      <style:paragraph-properties fo:text-align="justify" fo:margin-top="0.0833in" fo:margin-bottom="0.0833in"/>
      <style:text-properties style:font-name="Calibri Light"/>
    </style:style>
    <style:style style:name="P42" style:parent-style-name="Standard" style:family="paragraph">
      <style:paragraph-properties fo:text-align="justify" fo:margin-top="0.0833in" fo:margin-bottom="0.0833in"/>
      <style:text-properties style:font-name="Calibri Light"/>
    </style:style>
    <style:style style:name="P43" style:parent-style-name="Standard" style:family="paragraph">
      <style:paragraph-properties fo:text-align="justify" fo:margin-top="0.0833in" fo:margin-bottom="0.0833in"/>
      <style:text-properties style:font-name="Calibri Light"/>
    </style:style>
    <style:style style:name="P44" style:parent-style-name="Standard" style:family="paragraph">
      <style:paragraph-properties fo:text-align="justify" fo:margin-top="0.0833in" fo:margin-bottom="0.0833in"/>
      <style:text-properties style:font-name="Calibri Light"/>
    </style:style>
    <style:style style:name="P45" style:parent-style-name="Standard" style:family="paragraph">
      <style:paragraph-properties fo:text-align="justify" fo:margin-top="0.0833in" fo:margin-bottom="0.0833in"/>
      <style:text-properties style:font-name="Calibri Light"/>
    </style:style>
    <style:style style:name="P46" style:parent-style-name="Standard" style:family="paragraph">
      <style:paragraph-properties fo:text-align="justify" fo:margin-top="0.0833in" fo:margin-bottom="0.0833in"/>
      <style:text-properties style:font-name="Calibri Light"/>
    </style:style>
    <style:style style:name="P47" style:parent-style-name="Standard" style:family="paragraph">
      <style:paragraph-properties fo:text-align="justify" fo:margin-top="0.0833in" fo:margin-bottom="0.0833in"/>
      <style:text-properties style:font-name="Calibri Light"/>
    </style:style>
    <style:style style:name="P48" style:parent-style-name="Standard" style:family="paragraph">
      <style:paragraph-properties fo:text-align="justify" fo:margin-top="0.0833in" fo:margin-bottom="0.0833in"/>
      <style:text-properties style:font-name="Calibri Light"/>
    </style:style>
    <style:style style:name="P49" style:parent-style-name="Standard" style:family="paragraph">
      <style:paragraph-properties fo:text-align="justify" fo:margin-top="0.0833in" fo:margin-bottom="0.0833in"/>
      <style:text-properties style:font-name="Calibri Light"/>
    </style:style>
    <style:style style:name="P50" style:parent-style-name="Standard" style:family="paragraph">
      <style:paragraph-properties fo:text-align="justify" fo:margin-top="0.0833in" fo:margin-bottom="0.0833in"/>
      <style:text-properties style:font-name="Calibri Light"/>
    </style:style>
    <style:style style:name="P51" style:parent-style-name="Standard" style:family="paragraph">
      <style:paragraph-properties fo:text-align="justify" fo:margin-top="0.0833in" fo:margin-bottom="0.0833in"/>
      <style:text-properties style:font-name="Calibri Light"/>
    </style:style>
    <style:style style:name="P52" style:parent-style-name="Titre" style:family="paragraph">
      <style:paragraph-properties fo:text-align="justify" fo:margin-top="0.0833in" fo:margin-bottom="0.0833in" fo:line-height="120%"/>
      <style:text-properties fo:font-size="36pt" style:font-size-asian="36pt"/>
    </style:style>
    <style:style style:name="P53" style:parent-style-name="Titre1" style:family="paragraph">
      <style:paragraph-properties fo:text-align="justify" fo:margin-top="0.0833in" fo:margin-bottom="0.0833in" fo:line-height="120%"/>
    </style:style>
    <style:style style:name="P54" style:parent-style-name="Titre2" style:family="paragraph">
      <style:paragraph-properties fo:text-align="justify" fo:margin-top="0.0833in" fo:margin-bottom="0.0833in" fo:line-height="120%"/>
    </style:style>
    <style:style style:name="P55"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56"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57"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58"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59"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60"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61"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62"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63"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64" style:parent-style-name="Titre2" style:family="paragraph">
      <style:paragraph-properties fo:text-align="justify" fo:margin-top="0.0833in" fo:margin-bottom="0.0833in" fo:line-height="120%"/>
    </style:style>
    <style:style style:name="P65"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66"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67"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68"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69"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0"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1"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2"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3"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4"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5"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6"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7"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8"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79" style:parent-style-name="Titre2" style:family="paragraph">
      <style:paragraph-properties fo:text-align="justify" fo:margin-top="0.0833in" fo:margin-bottom="0.0833in" fo:line-height="120%"/>
    </style:style>
    <style:style style:name="P80" style:parent-style-name="Textbody" style:family="paragraph">
      <style:paragraph-properties fo:text-align="justify" fo:margin-top="0.0833in"/>
      <style:text-properties style:font-name="Calibri Light" style:font-name-complex="Calibri Light" fo:color="#181818" fo:font-size="11pt" style:font-size-asian="11pt" style:font-size-complex="11pt"/>
    </style:style>
    <style:style style:name="P81" style:parent-style-name="Textbody" style:family="paragraph">
      <style:paragraph-properties fo:text-align="justify" fo:margin-top="0.0833in"/>
      <style:text-properties style:font-name="Calibri Light" style:font-name-complex="Calibri Light" fo:color="#181818" fo:font-size="11pt" style:font-size-asian="11pt" style:font-size-complex="11pt"/>
    </style:style>
    <style:style style:name="P82" style:parent-style-name="Textbody" style:family="paragraph">
      <style:paragraph-properties fo:text-align="justify" fo:margin-top="0.0833in"/>
      <style:text-properties style:font-name="Calibri Light" style:font-name-complex="Calibri Light" fo:color="#181818" fo:font-size="11pt" style:font-size-asian="11pt" style:font-size-complex="11pt"/>
    </style:style>
    <style:style style:name="P83" style:parent-style-name="Titre2" style:family="paragraph">
      <style:paragraph-properties fo:text-align="justify" fo:margin-top="0.0833in" fo:margin-bottom="0.0833in" fo:line-height="120%"/>
    </style:style>
    <style:style style:name="P84"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85"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86"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87"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88"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89" style:parent-style-name="Textbody" style:family="paragraph">
      <style:paragraph-properties fo:text-align="justify" fo:margin-top="0.0833in"/>
      <style:text-properties style:font-name="Calibri Light" style:font-name-complex="Calibri Light" fo:font-weight="bold" style:font-weight-asian="bold" style:font-weight-complex="bold" fo:font-size="11pt" style:font-size-asian="11pt" style:font-size-complex="11pt"/>
    </style:style>
    <style:style style:name="P90"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91"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92" style:parent-style-name="Textbody" style:family="paragraph">
      <style:paragraph-properties fo:text-align="justify" fo:margin-top="0.0833in"/>
    </style:style>
    <style:style style:name="T93" style:parent-style-name="Policepardéfaut" style:family="text">
      <style:text-properties style:font-name="Calibri Light" style:font-name-complex="Calibri Light" fo:font-size="11pt" style:font-size-asian="11pt" style:font-size-complex="11pt"/>
    </style:style>
    <style:style style:name="T94" style:parent-style-name="Policepardéfaut" style:family="text">
      <style:text-properties style:font-name="Calibri Light" style:font-name-complex="Calibri Light" fo:font-size="11pt" style:font-size-asian="11pt" style:font-size-complex="11pt"/>
    </style:style>
    <style:style style:name="P95" style:parent-style-name="Textbody" style:family="paragraph">
      <style:paragraph-properties fo:text-align="justify" fo:margin-top="0.0833in"/>
      <style:text-properties style:font-name="Calibri Light" style:font-name-complex="Calibri Light" fo:font-size="11pt" style:font-size-asian="11pt" style:font-size-complex="11pt"/>
    </style:style>
    <style:style style:name="P96" style:parent-style-name="Titre1" style:family="paragraph">
      <style:paragraph-properties fo:text-align="justify" fo:margin-top="0.0833in" fo:margin-bottom="0.0833in" fo:line-height="120%"/>
    </style:style>
    <style:style style:name="P97"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98"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99"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0"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1"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2" style:parent-style-name="Titre2" style:family="paragraph">
      <style:paragraph-properties fo:text-align="justify" fo:margin-top="0.0833in" fo:margin-bottom="0.0833in" fo:line-height="120%"/>
    </style:style>
    <style:style style:name="P103"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4"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5"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6"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7"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8"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09"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0"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1"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2"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3"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4"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5"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6" style:parent-style-name="Standard" style:family="paragraph">
      <style:paragraph-properties fo:text-align="justify" fo:margin-top="0.0833in" fo:margin-bottom="0.0833in"/>
      <style:text-properties style:font-name="Calibri Light" style:font-name-complex="Calibri Light" fo:font-size="11pt" style:font-size-asian="11pt" style:font-size-complex="11pt"/>
    </style:style>
    <style:style style:name="P117" style:parent-style-name="Standard" style:family="paragraph">
      <style:paragraph-properties fo:text-align="justify" fo:margin-top="0.0833in" fo:margin-bottom="0.0833in"/>
    </style:style>
    <style:style style:name="T118" style:parent-style-name="Policepardéfaut" style:family="text">
      <style:text-properties style:font-name="Calibri Light" style:font-name-complex="Calibri Light" fo:font-size="11pt" style:font-size-asian="11pt" style:font-size-complex="11pt"/>
    </style:style>
    <style:style style:name="T119" style:parent-style-name="Policepardéfaut" style:family="text">
      <style:text-properties style:font-name="Calibri Light" style:font-name-complex="Calibri Light" fo:font-size="11pt" style:font-size-asian="11pt" style:font-size-complex="11pt"/>
    </style:style>
  </office:automatic-styles>
  <office:body>
    <office:text text:use-soft-page-breaks="true">
      <text:p text:style-name="P1">Page d’accueil</text:p>
      <text:p text:style-name="Normal">Nous sommes une chatterie familiale, passionné par les sphynx. Nous proposons des chats<text:s/></text:p>
      <text:p text:style-name="Normal"/>
      <text:p text:style-name="Normal">Vous avez une question ? Un de nos<text:s/><text:span text:style-name="T2">chatons</text:span><text:s/>vous intéressent ? N’hésitez par à nous contacter<text:s/></text:p>
      <text:p text:style-name="P3">Les chatons<text:s/></text:p>
      <text:h text:style-name="P4" text:outline-level="1">Chaton 1</text:h>
      <text:p text:style-name="P5">Nom : Tithus</text:p>
      <text:p text:style-name="P6">Sexe : male</text:p>
      <text:p text:style-name="P7">Date de naissance : 02/04/18</text:p>
      <text:p text:style-name="P8">Couleur de la robe : bleu</text:p>
      <text:p text:style-name="P9">Couleur des yeux : vert</text:p>
      <text:p text:style-name="P10">Signes particuliers : nudité parfaite</text:p>
      <text:h text:style-name="P11" text:outline-level="1">Chaton 2</text:h>
      <text:p text:style-name="P12">Nom : Othello</text:p>
      <text:p text:style-name="P13">Sexe : male</text:p>
      <text:p text:style-name="P14">Date de naissance : 07/04/18</text:p>
      <text:p text:style-name="P15">Couleur de<text:s/>la robe : noir</text:p>
      <text:p text:style-name="P16">Couleur des yeux : vert</text:p>
      <text:p text:style-name="P17">Signes particuliers <text:s text:c="3"/>/</text:p>
      <text:h text:style-name="P18" text:outline-level="1">Chaton 3</text:h>
      <text:p text:style-name="P19">Nom : Ohara</text:p>
      <text:p text:style-name="P20">Sexe : femelle</text:p>
      <text:p text:style-name="P21">Date de naissance : 04/07/18</text:p>
      <text:p text:style-name="P22">Couleur de la robe : seal mink</text:p>
      <text:p text:style-name="P23">Couleur des yeux : bleu</text:p>
      <text:p text:style-name="P24">Signes particuliers : très plissée</text:p>
      <text:p text:style-name="P25"/>
      <text:p text:style-name="P26"/>
      <text:p text:style-name="P27">Chats adultes</text:p>
      <text:h text:style-name="P28" text:outline-level="1">Etalons<text:s/></text:h>
      <text:p text:style-name="P29">NERO VON<text:s/>SANURA DEI NEFERTHEM</text:p>
      <text:p text:style-name="P30">Couleur de la robe : cream mink <text:s/></text:p>
      <text:p text:style-name="P31">Couleur des yeux : aiguë marine</text:p>
      <text:p text:style-name="P32">Titre : Champion du monde et 3 X Citations classe Honneur</text:p>
      <text:p text:style-name="P33">Nero est notre premier sphynx, arrivé à la maison un peu par caprice, en effet ma fille allergique aux poils d’animaux voulait tout de même avoir « son chat ».</text:p>
      <text:p text:style-name="P34">Nous avons donc fait plusieurs expos félines et sur le conseil d'une amie ayant beaucoup d'expérience dans le domaine de la felinophilie nous avons adopté Nero qui s’est avéré être une véritable graine de champion selon la juge et a décroché un Supreme of supreme (récompense ultime de l’expo) déjà à l’âge de 5 mois.</text:p>
      <text:p text:style-name="P35">ZEUS GRAND FARAON</text:p>
      <text:p text:style-name="P36">Couleur de la robe : black &amp; white bicolor</text:p>
      <text:p text:style-name="P37">Couleur des yeux : vert</text:p>
      <text:p text:style-name="P38">Elevage Abraamyan N.</text:p>
      <text:p text:style-name="P39">Zeus (Monsieur pour les<text:s/>intimes) nous a fait voyager. Il est parfois compliqué de trouver le gabarit ou le type d’étalon que l’on aimerait pour développer sa chatterie et nous nous sommes donc rendus à Moscou pour trouver notre bonheur. Après de longs échanges avec l’éleveuse et<text:s/>une fine analyse des pédigrées des parents, nous l'avons réservé et 4 mois plus tard et un long voyage il rejoignait la chatterie. Son premier fils fut appelé Moscou.</text:p>
      <text:h text:style-name="P40" text:outline-level="1">Femelles</text:h>
      <text:p text:style-name="P41">Douchka (Athena)</text:p>
      <text:p text:style-name="P42">Couleur de la robe : black</text:p>
      <text:p text:style-name="P43">Couleur des yeux : vert</text:p>
      <text:p text:style-name="P44"/>
      <text:p text:style-name="P45">Katrina Joser</text:p>
      <text:p text:style-name="P46">Couleur de la robe : seal mink</text:p>
      <text:p text:style-name="P47">Couleur des yeux : bleu</text:p>
      <text:p text:style-name="P48"/>
      <text:p text:style-name="P49">Acapella BadarHan</text:p>
      <text:p text:style-name="P50">Couleur de la robe : seal</text:p>
      <text:p text:style-name="P51">Couleur des yeux : vert</text:p>
      <text:p text:style-name="P52">Historique</text:p>
      <text:h text:style-name="P53" text:outline-level="1">Historique de la race</text:h>
      <text:h text:style-name="P54" text:outline-level="2">Caractère du sphynx</text:h>
      <text:p text:style-name="P55">Le sphynx est extrême dans son genre, presque humain !</text:p>
      <text:p text:style-name="P56">En effet, son physique hors du commun interpelle d'abord et attire ensuite, au point que son caractère enjoué fait fondre les plus sceptiques.</text:p>
      <text:p text:style-name="P57">Les sphynx sont incontestablement les chats les plus pots de colle qui existent sur Terre, aussi bien avec les gens qu'avec les autres<text:s/>animaux. Ils sont très sensibles à l'affection qu'on leur porte et supportent assez mal une trop longue solitude.</text:p>
      <text:p text:style-name="P58">Pas de ces chats qui n’arrivent que lorsqu’on sort la gamelle avec la pâtée ; le sphynx vous harcèlera pour être dorloté, caressé ou simplement près de vous à vous observer.</text:p>
      <text:p text:style-name="P59">Vous l'avez compris : la compagnie de l'homme est essentielle pour les sphynx !!!!</text:p>
      <text:p text:style-name="P60">C’est un grand séducteur !! Pas timide ni farouche, qui n'hésitera pas à venir voir vos visiteurs et à se faire caresser.</text:p>
      <text:p text:style-name="P61">Ils ont une telle<text:s/>expression dans les gestes, une élégance et des attitudes que l’on ne retrouve pas chez les autres chats !</text:p>
      <text:p text:style-name="P62">Ils préfèrent la vie d’intérieur et aiment être bien au chaud.</text:p>
      <text:p text:style-name="P63">Ils iront volontiers dormir près d’un radiateur, sur une télévision ou<text:s/>n’importe quelle source de chaleur. <text:s/>Et lorsqu’ils sont plusieurs, ils dorment collés les uns aux autres en une grosse pelote ronronnante.</text:p>
      <text:h text:style-name="P64" text:outline-level="2">Les caractéristiques standards pour les concours</text:h>
      <text:p text:style-name="P65">Son look :</text:p>
      <text:p text:style-name="P66">Le sphynx est un chat de taille moyenne. La tête, au crâne large et aux contours arrondis, présente des pommettes hautes et un pinch (cassure clairement visible à la base du museau) prononcé.</text:p>
      <text:p text:style-name="P67">Photo Numéro 1</text:p>
      <text:p text:style-name="P68">Elle porte d’immenses oreilles très ouvertes et attachées bas.</text:p>
      <text:p text:style-name="P69">Photo numéro 2</text:p>
      <text:p text:style-name="P70">De profil, le crâne est assez plat, prolongé par un front légèrement bombé et par une légère cassure au niveau du nez. En forme de citron, les yeux sont grands et expressifs.</text:p>
      <text:p text:style-name="P71">Photo 2 BIS</text:p>
      <text:p text:style-name="P72">L’encolure arquée dégage bien la tête et les épaules.</text:p>
      <text:p text:style-name="P73">Numéro 3</text:p>
      <text:p text:style-name="P74">Le corps est ferme avec une musculature ronde, une poitrine ouverte comme celle d’un bouledogue. Les pattes sont fines. La queue est longue et effilée.</text:p>
      <text:p text:style-name="P75">Numéro 4</text:p>
      <text:p text:style-name="P76">La peau du sphynx va de la nudité complète à un fin duvet ressemblant à de la peau de pêche. Les chatons sont très ridés et les adultes doivent garder le plus de plis possibles sans que cela n’affecte leur santé. Toutes les couleurs sont acceptées.</text:p>
      <text:p text:style-name="P77">Pour les concours voire fiche loof <text:s/></text:p>
      <text:p text:style-name="P78">Photo 5, 6 et 7</text:p>
      <text:h text:style-name="P79" text:outline-level="2">L'origine de la race <text:s/></text:h>
      <text:p text:style-name="P80">L’origine du chat Sphynx remonte très loin, mais son<text:s/>histoire récente remonte elle à 1966 au Canada ou une chatte de gouttière donna naissance à plusieurs petits chatons nus. Ramenés aux Pays-Bas, ils furent croisés avec d’autres races, puis une portée est importée en France en 1983. Une autre portée arrive<text:s/>en France depuis les Pays-Bas en 1985 en servant de base au standard de la race avec LOOF.</text:p>
      <text:p text:style-name="P81">Dès lors le Sphynx est considéré comme race d’origine française. Pour d’autres, les origines de la race du Sphynx remonteraient à des années-lumière au Mexique. Certaines fresques murales évoquent la présence d’un chat nu. Les Aztèques, déjà, vénéraient ces chats sans poils. On trouve également, dès 1830, des chats nus dans l’histoire du Paraguay.</text:p>
      <text:p text:style-name="P82">Toutefois, depuis les temps modernes, c’est bien au Canada que l’on a préservé la race du Sphynx et ramené de Toronto aux Pays-Bas. Il n’existe que très peu d’éleveurs de la race Sphynx, ce qui en fait un chat rare et cher à l’achat.</text:p>
      <text:h text:style-name="P83" text:outline-level="2">Santé du sphynx</text:h>
      <text:p text:style-name="P84">Afin de pallier son manque de poils, la peau du chat sphynx est plus épaisse<text:s/>que celle des autres races de chats. De plus, on retrouve sous sa peau une généreuse couche de graisse qui le garde au chaud. Bien qu'épaisse, sa peau laisse souvent transparaître ses veines palpitantes. La peau du chat Sphynx respire, se salit, bronze et<text:s/>réagit comme la peau humaine. Ainsi, en été, il transpire pour évacuer la chaleur et peut attraper des coups de soleil.</text:p>
      <text:p text:style-name="P85">L'absence de fourrure chez le chat Sphynx ne représente en aucun cas une tare génétique ou une maladie. Ce phénomène, qu'on appelle alopécie héréditaire, est dû à un gène qui a muté spontanément et de manière naturelle, et non à une manipulation génétique ou à un problème de santé.</text:p>
      <text:p text:style-name="P86">Au niveau des maladies à surveiller, la cardiomyopathie hypertrophique féline (hcm) est la principale chez le<text:s/>sphynx, comme pour 70 % des chats de race.</text:p>
      <text:p text:style-name="P87">Contrairement aux légendes urbaines, l'HCM n'est pas l'apanage du sphynx.</text:p>
      <text:p text:style-name="P88">De ce fait, nous effectuons un suivi échographique tout particulier de nos reproducteurs que nous nous emmenons au CHU auprès du Dr<text:s/>Merveille (imminent cardiologue) et tous nos chats et nos chatons sont suivis par notre vétérinaire efficace et réactive le Dr Pascale DICKENSCHEID.</text:p>
      <text:p text:style-name="P89">Qu'est-ce que c'est ?</text:p>
      <text:p text:style-name="P90">La Cardiomyopathie Hypertrophique est caractérisée par un épaississement plus ou moins important de certaines parois du muscle cardiaque, appelé hypertrophie. La distribution de cet épaississement est variable d'un chat à l'autre. Cette hypertrophie touche principalement le septum interventriculaire (paroi entre le ventricule droit et le ventricule gauche) et la paroi postérieure libre du ventricule (paroi externe du ventricule gauche), l’hypertrophie du côté droit n’est que très rarement rencontrée. <text:line-break/>Les muscles papillaires peuvent également être hypertrophiés.</text:p>
      <text:p text:style-name="P91">Photo cœur</text:p>
      <text:p text:style-name="P92"><text:span text:style-name="T93">La CMH est la con</text:span><text:span text:style-name="T94">séquence de la survenue d'anomalies sur les chromosomes responsables de la fabrication des différentes protéines constituant le muscle cardiaque. </text:span></text:p>
      <text:p text:style-name="P95">Sa transmission reste très difficile à anticiper pour les éleveurs car le gène responsable de la maladie est<text:s/>dominant à pénétrance incomplète. ''Dominant'' c'est-à-dire que si l'un des deux parents est porteur du gène malade alors il le transmettra à sa descendance MAIS (c'est là que cela devient assez complexe) ''à pénétrance incomplète'' signifie que le chat peut être porteur sans déclarer la maladie mais pourra le transmettre à sa descendance donc la transmission peut sauter une ou plusieurs générations.</text:p>
      <text:h text:style-name="P96" text:outline-level="1">L'histoire de notre chatterie</text:h>
      <text:p text:style-name="P97">Tout a commencé il y a un peu plus de 7 ans avec l'achat d'un chat. Pas n'importe lequel, celui qui deviendra champion du monde grâce à des centaines d'heures en concours et des milliers de kilomètres parcourus ; 20 certificats d'aptitudes délivrés par 20 juges différents pour en arriver au titre de champion du monde.</text:p>
      <text:p text:style-name="P98">Mais avant tout cela il était juste question d'un caprice de petite fille ; étant allergique <text:s/>aux poils de chat <text:s/>mais voulant faire comme les autres, nous nous sommes tournées vers cette race qui nous était totalement inconnues sous les conseils bien avisé d'une amie ayant beaucoup d'expérience dans le domaine de la felinophilie nous avons adopté Nero qui s’est avéré être une véritable graine de champion selon la juge et a décroché un Supreme of supreme (récompense ultime de l’expo) déjà à l'âge de 5 mois c'était le début de notre histoire d'amour pour cette race hors du commun.</text:p>
      <text:p text:style-name="P99"/>
      <text:p text:style-name="P100">Très vite l'envie est venue de faire de l'élevage nous avons décidé d'adopter une femelle. C'était le début d'une passion mère/fille pour faire un élevage idyllique ou les bébés seraient mis au monde dans une nurserie équipée de cages d'accouchement et de couverture chauffante, aurait une salle de jeux adaptée au fur et à mesure de leur sevrage et dans le respect dans chats.</text:p>
      <text:p text:style-name="P101">C'est ce que nous prônons une chatterie familiale avec des valeurs, beaucoup de temps consacré à leur bien-être et beaucoup d'amour. <text:s/></text:p>
      <text:h text:style-name="P102" text:outline-level="2">De la naissance à l'adoption</text:h>
      <text:p text:style-name="P103">Après deux mois de gestation voilà le moment tant attendu !</text:p>
      <text:p text:style-name="P104">Pour nous cela fait trois jours que tout est prêt (couverture chauffante, table à langer pour couper les<text:s/>cordons, le ravitaillement en sucre et énergie pour la maman sous forme gel à avaler et j'en passe...) <text:s/>et que nous guettons le moindre signe de top départ.</text:p>
      <text:p text:style-name="P105">La maman quand a elle est souvent paisible, le calme avant la tempête. <text:s/></text:p>
      <text:p text:style-name="P106">Photos</text:p>
      <text:p text:style-name="P107">Après quelques heures de travail acharné les premiers contacts avec la maman sont magiques.</text:p>
      <text:p text:style-name="P108">Photos</text:p>
      <text:p text:style-name="P109">Les chatons sourds et aveugles pendant les premiers jours de vie vont découvrir leurs environnements à tâtons sous la surveillance de leur maman.</text:p>
      <text:p text:style-name="P110">Photo découverte <text:s/></text:p>
      <text:p text:style-name="P111">Pendant près d'un mois les chatons vont continuer à être allaité avec quelques supplément de biberon pour les plus mince de la portée<text:s/></text:p>
      <text:p text:style-name="P112">Photo allaitement 1mois.</text:p>
      <text:p text:style-name="P113">Et puis tout doucement l'alimentation « solide » va être ajoutée pour commencer le sevrage<text:s/>alimentaire. Et à ce moment la discipline va être de rigueur chacun son assiette pour éviter les disputes.</text:p>
      <text:p text:style-name="P114">Photos pâté</text:p>
      <text:p text:style-name="P115">Et comme la pâtée c'est collant un bain n'est pas de trop !</text:p>
      <text:p text:style-name="P116">Photo bain</text:p>
      <text:p text:style-name="P117"><text:span text:style-name="T118">Tout ce petit monde va évoluer pendant encore 3 mois sous la<text:s/></text:span><text:span text:style-name="T119">coupe de la maman qui va leur apprendre à être de vrais petits chats et à 4 mois environs ils seront sevrés au niveau alimentaire et psychologique et prêt à rejoindre leur nouvelle famil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2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277in" fo:line-height="100%"/>
      <style:text-properties style:font-name="Calibri Light" fo:color="#538135" fo:font-size="20pt" style:font-size-asian="20pt" style:font-size-complex="20pt" fo:hyphenate="true"/>
    </style:style>
    <style:style style:name="Titre2" style:display-name="Titre 2" style:family="paragraph" style:parent-style-name="Normal" style:next-style-name="Normal" style:default-outline-level="2">
      <style:paragraph-properties fo:keep-with-next="always" fo:keep-together="always" fo:margin-top="0.0555in" fo:margin-bottom="0in" fo:line-height="100%"/>
      <style:text-properties style:font-name="Calibri Light" fo:color="#53813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538135" fo:font-size="12pt" style:font-size-asian="12pt" style:font-size-complex="12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color="#70AD47" fo:font-size="11pt" style:font-size-asian="11pt" style:font-size-complex="11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70AD47"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color="#70AD47"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70AD47"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70AD47" fo:font-size="10pt" style:font-size-asian="10pt" style:font-size-complex="10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70AD47" fo:font-size="10pt" style:font-size-asian="10pt" style:font-size-complex="10pt"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95959" fo:hyphenate="tru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Normal" style:next-style-name="Normal">
      <style:paragraph-properties fo:margin-bottom="0in" fo:line-height="100%"/>
      <style:text-properties style:font-name="Calibri Light" fo:color="#262626" fo:letter-spacing="-0.0104in" fo:font-size="48pt" style:font-size-asian="48pt" style:font-size-complex="48pt" fo:hyphenate="true"/>
    </style:style>
    <style:style style:name="Sous-titre" style:display-name="Sous-titre" style:family="paragraph" style:parent-style-name="Normal" style:next-style-name="Normal">
      <style:paragraph-properties fo:line-height="100%"/>
      <style:text-properties style:font-name="Calibri Light" fo:font-size="15pt" style:font-size-asian="15pt" style:font-size-complex="15pt" fo:hyphenate="true"/>
    </style:style>
    <style:style style:name="Sansinterligne" style:display-name="Sans interligne" style:family="paragraph">
      <style:paragraph-properties fo:margin-bottom="0in" fo:line-height="100%"/>
      <style:text-properties fo:hyphenate="true"/>
    </style:style>
    <style:style style:name="TitreCar" style:display-name="Titre Car" style:family="text" style:parent-style-name="Policepardéfaut">
      <style:text-properties style:font-name="Calibri Light" style:font-name-asian="Times New Roman" style:font-name-complex="Times New Roman" fo:color="#262626" fo:letter-spacing="-0.0104in" fo:font-size="48pt" style:font-size-asian="48pt" style:font-size-complex="48pt"/>
    </style:style>
    <style:style style:name="Titre2Car" style:display-name="Titre 2 Car" style:family="text" style:parent-style-name="Policepardéfaut">
      <style:text-properties style:font-name="Calibri Light" style:font-name-asian="Times New Roman" style:font-name-complex="Times New Roman" fo:color="#538135" fo:font-size="14pt" style:font-size-asian="14pt" style:font-size-complex="14pt"/>
    </style:style>
    <style:style style:name="Titre1Car" style:display-name="Titre 1 Car" style:family="text" style:parent-style-name="Policepardéfaut">
      <style:text-properties style:font-name="Calibri Light" style:font-name-asian="Times New Roman" style:font-name-complex="Times New Roman" fo:color="#538135" fo:font-size="20pt" style:font-size-asian="20pt" style:font-size-complex="20pt"/>
    </style:style>
    <style:style style:name="Titre3Car" style:display-name="Titre 3 Car" style:family="text" style:parent-style-name="Policepardéfaut">
      <style:text-properties style:font-name="Calibri Light" style:font-name-asian="Times New Roman" style:font-name-complex="Times New Roman" fo:color="#538135"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color="#70AD47" fo:font-size="11pt" style:font-size-asian="11pt" style:font-size-complex="11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Titre6Car" style:display-name="Titre 6 Car" style:family="text" style:parent-style-name="Policepardéfaut">
      <style:text-properties style:font-name="Calibri Light" style:font-name-asian="Times New Roman" style:font-name-complex="Times New Roman" fo:color="#70AD47"/>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70AD47"/>
    </style:style>
    <style:style style:name="Titre8Car" style:display-name="Titre 8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Sous-titreCar" style:display-name="Sous-titre Car" style:family="text" style:parent-style-name="Policepardéfaut">
      <style:text-properties style:font-name="Calibri Light" style:font-name-asian="Times New Roman" style:font-name-complex="Times New Roman"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70AD47"/>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true"/>
    </style:style>
    <style:style style:name="CitationCar" style:display-name="Citation Car" style:family="text" style:parent-style-name="Policepardéfaut">
      <style:text-properties fo:font-style="italic" style:font-style-asian="italic" style:font-style-complex="italic" fo:color="#262626"/>
    </style:style>
    <style:style style:name="Citationintense" style:display-name="Citation intens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fo:font-style="italic" style:font-style-asian="italic" style:font-style-complex="italic" fo:color="#70AD47" fo:font-size="16pt" style:font-size-asian="16pt" style:font-size-complex="16pt" fo:hyphenate="true"/>
    </style:style>
    <style:style style:name="CitationintenseCar" style:display-name="Citation intense Car" style:family="text" style:parent-style-name="Policepardéfaut">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Accentuationlégère" style:display-name="Accentuation légère" style:family="text" style:parent-style-name="Policepardéfaut">
      <style:text-properties fo:font-style="italic" style:font-style-asian="italic" style:font-style-complex="italic"/>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595959"/>
    </style:style>
    <style:style style:name="Référenceintense" style:display-name="Référence intense" style:family="text" style:parent-style-name="Policepardéfaut">
      <style:text-properties fo:font-weight="bold" style:font-weight-asian="bold" style:font-weight-complex="bold" fo:font-variant="small-caps" fo:color="#70AD47"/>
    </style:style>
    <style:style style:name="Titredulivre" style:display-name="Titre du livre" style:family="text" style:parent-style-name="Policepardéfaut">
      <style:text-properties fo:font-weight="bold" style:font-weight-asian="bold" style:font-weight-complex="bold" fo:text-transform="none" fo:font-variant="small-caps" fo:letter-spacing="0.0048in" fo:font-size="10.5pt" style:font-size-asian="10.5pt" style:font-size-complex="10.5pt"/>
    </style:style>
    <style:style style:name="En-têtedetabledesmatières" style:display-name="En-tête de table des matières" style:family="paragraph" style:parent-style-name="Titre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ie t</meta:initial-creator>
    <dc:creator>Florence Randaxhe</dc:creator>
    <meta:creation-date>2018-12-03T10:20:00Z</meta:creation-date>
    <dc:date>2018-12-19T16:41:00Z</dc:date>
    <meta:template xlink:href="Normal" xlink:type="simple"/>
    <meta:editing-cycles>58</meta:editing-cycles>
    <meta:editing-duration>PT120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1" meta:word-count="1661" meta:character-count="10780" meta:row-count="76" meta:non-whitespace-character-count="9140"/>
  </office:meta>
</office:document-meta>
</file>